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8.2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6pt"/>
    </style:style>
    <style:style style:name="ro1" style:family="table-row">
      <style:table-row-properties style:row-height="50.4pt" fo:break-before="auto" style:use-optimal-row-height="false"/>
    </style:style>
    <style:style style:name="ro2" style:family="table-row">
      <style:table-row-properties style:row-height="73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00cc00" style:text-align-source="fix" style:repeat-content="false" fo:wrap-option="wrap" fo:border="non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cc00" fo:border="0.06pt solid #000000" style:vertical-align="middle"/>
      <style:text-properties style:use-window-font-color="true"/>
    </style:style>
    <style:style style:name="ce4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5" style:family="table-cell" style:parent-style-name="Default">
      <style:table-cell-properties fo:background-color="#ccff00" style:text-align-source="fix" style:repeat-content="false" fo:wrap-option="wrap" fo:border="non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fo:background-color="#00cc00" fo:wrap-option="wrap" fo:border="0.06pt solid #000000" style:vertical-align="middle"/>
      <style:text-properties style:use-window-font-color="true"/>
    </style:style>
    <style:style style:name="ce8" style:family="table-cell" style:parent-style-name="Default">
      <style:table-cell-properties fo:background-color="#ff6600" style:text-align-source="fix" style:repeat-content="false" fo:wrap-option="wrap" fo:border="none" style:vertical-align="middle"/>
      <style:paragraph-properties fo:text-align="center" fo:margin-left="0pt"/>
      <style:text-properties style:use-window-font-color="true"/>
    </style:style>
    <style:style style:name="ce9" style:family="table-cell" style:parent-style-name="Default">
      <style:table-cell-properties fo:background-color="transparent" fo:wrap-option="wrap" fo:border="none" style:vertical-align="middle"/>
      <style:text-properties style:use-window-font-color="true"/>
    </style:style>
    <style:style style:name="ce10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 style:data-style-name="N0">
      <style:map style:condition="cell-content()=&quot;duplicidade!&quot;" style:apply-style-name="Untitled1" style:base-cell-address="Sheet1.C58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transparent" fo:border="none"/>
      <style:map style:condition="cell-content()=&quot;duplicidade!&quot;" style:apply-style-name="Untitled1" style:base-cell-address="Sheet1.C58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transparent" fo:wrap-option="wrap" fo:border="none"/>
      <style:map style:condition="cell-content()=&quot;duplicidade!&quot;" style:apply-style-name="Untitled1" style:base-cell-address="Sheet1.C58"/>
    </style:style>
    <style:style style:name="ce22" style:family="table-cell" style:parent-style-name="Default">
      <style:table-cell-properties fo:background-color="transparent" fo:wrap-option="wrap" fo:border="none"/>
    </style:style>
    <style:style style:name="ce2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2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2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2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2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2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2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5" style:family="table-cell" style:parent-style-name="Default" style:data-style-name="N0">
      <style:map style:condition="cell-content()=&quot;duplicidade!&quot;" style:apply-style-name="Untitled1" style:base-cell-address="Sheet1.AA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default-cell-style-name="ce19"/>
        <table:table-column table:style-name="co4" table:default-cell-style-name="ce22"/>
        <table:table-column table:style-name="co1" table:default-cell-style-name="Default"/>
        <table:table-column table:style-name="co5" table:default-cell-style-name="Default"/>
        <table:table-column table:style-name="co1" table:number-columns-repeated="1008" table:default-cell-style-name="Default"/>
        <table:table-row table:style-name="ro1">
          <table:table-cell table:style-name="ce1"/>
          <table:table-cell table:style-name="ce5" office:value-type="string" calcext:value-type="string">
            <text:p>Pinos ESP12E</text:p>
          </table:table-cell>
          <table:table-cell table:style-name="ce10" office:value-type="string" calcext:value-type="string">
            <text:p>RST</text:p>
          </table:table-cell>
          <table:table-cell table:style-name="ce10" office:value-type="string" calcext:value-type="string">
            <text:p>ADC</text:p>
          </table:table-cell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IO16</text:p>
          </table:table-cell>
          <table:table-cell table:style-name="ce10" office:value-type="string" calcext:value-type="string">
            <text:p>IO14</text:p>
          </table:table-cell>
          <table:table-cell table:style-name="ce10" office:value-type="string" calcext:value-type="string">
            <text:p>IO12</text:p>
          </table:table-cell>
          <table:table-cell table:style-name="ce10" office:value-type="string" calcext:value-type="string">
            <text:p>IO13</text:p>
          </table:table-cell>
          <table:table-cell table:style-name="ce10" office:value-type="string" calcext:value-type="string">
            <text:p>VCC</text:p>
          </table:table-cell>
          <table:table-cell table:style-name="ce10" office:value-type="string" calcext:value-type="string">
            <text:p>CS0</text:p>
          </table:table-cell>
          <table:table-cell table:style-name="ce10" office:value-type="string" calcext:value-type="string">
            <text:p>MISO</text:p>
          </table:table-cell>
          <table:table-cell table:style-name="ce15"/>
          <table:table-cell table:style-name="ce16"/>
          <table:table-cell table:style-name="ce10" office:value-type="string" calcext:value-type="string">
            <text:p>IO9</text:p>
          </table:table-cell>
          <table:table-cell table:style-name="ce10" office:value-type="string" calcext:value-type="string">
            <text:p>IO10</text:p>
          </table:table-cell>
          <table:table-cell table:style-name="ce10" office:value-type="string" calcext:value-type="string">
            <text:p>MOSI</text:p>
          </table:table-cell>
          <table:table-cell table:style-name="ce10" office:value-type="string" calcext:value-type="string">
            <text:p>SCLK</text:p>
          </table:table-cell>
          <table:table-cell table:style-name="ce10" office:value-type="string" calcext:value-type="string">
            <text:p>GND</text:p>
          </table:table-cell>
          <table:table-cell table:style-name="ce10" office:value-type="string" calcext:value-type="string">
            <text:p>IO15</text:p>
          </table:table-cell>
          <table:table-cell table:style-name="ce10" office:value-type="string" calcext:value-type="string">
            <text:p>IO2</text:p>
          </table:table-cell>
          <table:table-cell table:style-name="ce10" office:value-type="string" calcext:value-type="string">
            <text:p>IO0</text:p>
          </table:table-cell>
          <table:table-cell table:style-name="ce10" office:value-type="string" calcext:value-type="string">
            <text:p>IO4</text:p>
          </table:table-cell>
          <table:table-cell table:style-name="ce10" office:value-type="string" calcext:value-type="string">
            <text:p>IO5</text:p>
          </table:table-cell>
          <table:table-cell table:style-name="ce10" office:value-type="string" calcext:value-type="string">
            <text:p>RXD</text:p>
          </table:table-cell>
          <table:table-cell table:style-name="ce10" office:value-type="string" calcext:value-type="string">
            <text:p>TXD</text:p>
          </table:table-cell>
          <table:table-cell table:style-name="ce15" table:number-columns-repeated="998"/>
        </table:table-row>
        <table:table-row table:style-name="ro2">
          <table:table-cell table:style-name="ce2" office:value-type="string" calcext:value-type="string">
            <text:p>Pinos FRDM KL25Z</text:p>
          </table:table-cell>
          <table:table-cell table:style-name="ce6" office:value-type="string" calcext:value-type="string">
            <text:p>Descrição ou funções alternativas</text:p>
          </table:table-cell>
          <table:table-cell table:style-name="ce11" office:value-type="string" calcext:value-type="string">
            <text:p>Reset the module</text:p>
          </table:table-cell>
          <table:table-cell table:style-name="ce11" office:value-type="string" calcext:value-type="string">
            <text:p>A/D Conversion result.Input voltage range 0-1v,scope:0-1024</text:p>
          </table:table-cell>
          <table:table-cell table:style-name="ce11" office:value-type="string" calcext:value-type="string">
            <text:p>Chip enable pin.Active high</text:p>
          </table:table-cell>
          <table:table-cell table:style-name="ce11" office:value-type="string" calcext:value-type="string">
            <text:p>GPIO16; can be used to wake up the chipset from deep sleep mode.</text:p>
          </table:table-cell>
          <table:table-cell table:style-name="ce11" office:value-type="string" calcext:value-type="string">
            <text:p>GPIO14; HSPI_CLK</text:p>
          </table:table-cell>
          <table:table-cell table:style-name="ce11" office:value-type="string" calcext:value-type="string">
            <text:p>GPIO12; HSPI_MISO</text:p>
          </table:table-cell>
          <table:table-cell table:style-name="ce11" office:value-type="string" calcext:value-type="string">
            <text:p>GPIO13; HSPI_MOSI; UART0_CTS</text:p>
          </table:table-cell>
          <table:table-cell table:style-name="ce11" office:value-type="string" calcext:value-type="string">
            <text:p>3.3V power supply (VDD)</text:p>
          </table:table-cell>
          <table:table-cell table:style-name="ce11" office:value-type="string" calcext:value-type="string">
            <text:p>Chip selection</text:p>
          </table:table-cell>
          <table:table-cell table:style-name="ce11" office:value-type="string" calcext:value-type="string">
            <text:p>Salve output Main input</text:p>
          </table:table-cell>
          <table:table-cell table:style-name="ce16" table:number-columns-repeated="2"/>
          <table:table-cell table:style-name="ce11" office:value-type="string" calcext:value-type="string">
            <text:p>GPIO9</text:p>
          </table:table-cell>
          <table:table-cell table:style-name="ce11" office:value-type="string" calcext:value-type="string">
            <text:p>GBIO10</text:p>
          </table:table-cell>
          <table:table-cell table:style-name="ce11" office:value-type="string" calcext:value-type="string">
            <text:p>Main output slave input</text:p>
          </table:table-cell>
          <table:table-cell table:style-name="ce11" office:value-type="string" calcext:value-type="string">
            <text:p>Clock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GPIO15; MTDO; HSPICS; UART0_RTS</text:p>
          </table:table-cell>
          <table:table-cell table:style-name="ce11" office:value-type="string" calcext:value-type="string">
            <text:p>GPIO2; UART1_TXD</text:p>
          </table:table-cell>
          <table:table-cell table:style-name="ce11" office:value-type="string" calcext:value-type="string">
            <text:p>GPIO0</text:p>
          </table:table-cell>
          <table:table-cell table:style-name="ce11" office:value-type="string" calcext:value-type="string">
            <text:p>GPIO4</text:p>
          </table:table-cell>
          <table:table-cell table:style-name="ce11" office:value-type="string" calcext:value-type="string">
            <text:p>GPIO5</text:p>
          </table:table-cell>
          <table:table-cell table:style-name="ce11" office:value-type="string" calcext:value-type="string">
            <text:p>UART0_RXD; GPIO3</text:p>
          </table:table-cell>
          <table:table-cell table:style-name="ce11" office:value-type="string" calcext:value-type="string">
            <text:p>UART0_TXD; GPIO1</text:p>
          </table:table-cell>
          <table:table-cell table:style-name="ce16" table:number-columns-repeated="998"/>
        </table:table-row>
        <table:table-row table:style-name="ro1">
          <table:table-cell table:style-name="ce3" office:value-type="string" calcext:value-type="string">
            <text:p>PTE0</text:p>
          </table:table-cell>
          <table:table-cell table:style-name="ce7" office:value-type="string" calcext:value-type="string">
            <text:p>UART1_TX RTC_CLKOUT CMP0_OUT I2C1_SDA DISABLED</text:p>
          </table:table-cell>
          <table:table-cell table:style-name="ce12" table:number-columns-repeated="10"/>
          <table:table-cell table:style-name="ce17" table:formula="of:=[.A3]" office:value-type="string" office:string-value="PTE0" calcext:value-type="string">
            <text:p>PTE0</text:p>
          </table:table-cell>
          <table:table-cell table:style-name="ce20" table:formula="of:=[.B3]" office:value-type="string" office:string-value="UART1_TX RTC_CLKOUT CMP0_OUT I2C1_SDA DISABLED" calcext:value-type="string">
            <text:p>UART1_TX RTC_CLKOUT CMP0_OUT I2C1_SDA DISABLED</text:p>
          </table:table-cell>
          <table:table-cell table:style-name="ce12" table:number-columns-repeated="12"/>
          <table:table-cell table:style-name="ce23" table:formula="of:=IF(SUM([.C3:.L3])+SUM([.O3:.Z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1</text:p>
          </table:table-cell>
          <table:table-cell table:style-name="ce7" office:value-type="string" calcext:value-type="string">
            <text:p>SPI1_MOSI UART1_RX SPI1_MISO I2C1_SCL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]" office:value-type="string" office:string-value="PTE1" calcext:value-type="string">
            <text:p>PTE1</text:p>
          </table:table-cell>
          <table:table-cell table:style-name="ce20" table:formula="of:=[.B4]" office:value-type="string" office:string-value="SPI1_MOSI UART1_RX SPI1_MISO I2C1_SCL DISABLED" calcext:value-type="string">
            <text:p>SPI1_MOSI UART1_RX SPI1_MISO I2C1_SCL DISABLED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24" table:formula="of:=IF(SUM([.C4:.L4])+SUM([.O4:.Z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</text:p>
          </table:table-cell>
          <table:table-cell table:style-name="ce7" office:value-type="string" calcext:value-type="string">
            <text:p>SPI1_SCK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5]" office:value-type="string" office:string-value="PTE2" calcext:value-type="string">
            <text:p>PTE2</text:p>
          </table:table-cell>
          <table:table-cell table:style-name="ce20" table:formula="of:=[.B5]" office:value-type="string" office:string-value="SPI1_SCK DISABLED" calcext:value-type="string">
            <text:p>SPI1_SCK DISABLED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25" table:formula="of:=IF(SUM([.C5:.L5])+SUM([.O5:.Z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3</text:p>
          </table:table-cell>
          <table:table-cell table:style-name="ce7" office:value-type="string" calcext:value-type="string">
            <text:p>SPI1_MISO SPI1_MOSI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7" table:formula="of:=[.A6]" office:value-type="string" office:string-value="PTE3" calcext:value-type="string">
            <text:p>PTE3</text:p>
          </table:table-cell>
          <table:table-cell table:style-name="ce20" table:formula="of:=[.B6]" office:value-type="string" office:string-value="SPI1_MISO SPI1_MOSI DISABLED" calcext:value-type="string">
            <text:p>SPI1_MISO SPI1_MOSI DISABLED</text:p>
          </table:table-cell>
          <table:table-cell table:style-name="ce12" table:number-columns-repeated="12"/>
          <table:table-cell table:style-name="ce26" table:formula="of:=IF(SUM([.C6:.L6])+SUM([.O6:.Z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4</text:p>
          </table:table-cell>
          <table:table-cell table:style-name="ce7" office:value-type="string" calcext:value-type="string">
            <text:p>SPI1_PCS0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formula="of:=[.A7]" office:value-type="string" office:string-value="PTE4" calcext:value-type="string">
            <text:p>PTE4</text:p>
          </table:table-cell>
          <table:table-cell table:style-name="ce20" table:formula="of:=[.B7]" office:value-type="string" office:string-value="SPI1_PCS0 DISABLED" calcext:value-type="string">
            <text:p>SPI1_PCS0 DISABLED</text:p>
          </table:table-cell>
          <table:table-cell table:style-name="ce12" table:number-columns-repeated="12"/>
          <table:table-cell table:style-name="ce27" table:formula="of:=IF(SUM([.C7:.L7])+SUM([.O7:.Z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5</text:p>
          </table:table-cell>
          <table:table-cell table:style-name="ce7" office:value-type="string" calcext:value-type="string">
            <text:p>DISABLED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7" table:formula="of:=[.A8]" office:value-type="string" office:string-value="PTE5" calcext:value-type="string">
            <text:p>PTE5</text:p>
          </table:table-cell>
          <table:table-cell table:style-name="ce20" table:formula="of:=[.B8]" office:value-type="string" office:string-value="DISABLED" calcext:value-type="string">
            <text:p>DISABLED</text:p>
          </table:table-cell>
          <table:table-cell table:style-name="ce12" table:number-columns-repeated="12"/>
          <table:table-cell table:style-name="ce28" table:formula="of:=IF(SUM([.C8:.L8])+SUM([.O8:.Z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0</text:p>
          </table:table-cell>
          <table:table-cell table:style-name="ce7" office:value-type="string" calcext:value-type="string">
            <text:p>ADC0_DP0/ADC0_SE0 FTM1_CH0 UART0_TX ADC0_DP0/ADC0_SE0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9]" office:value-type="string" office:string-value="PTE20" calcext:value-type="string">
            <text:p>PTE20</text:p>
          </table:table-cell>
          <table:table-cell table:style-name="ce20" table:formula="of:=[.B9]" office:value-type="string" office:string-value="ADC0_DP0/ADC0_SE0 FTM1_CH0 UART0_TX ADC0_DP0/ADC0_SE0" calcext:value-type="string">
            <text:p>ADC0_DP0/ADC0_SE0 FTM1_CH0 UART0_TX ADC0_DP0/ADC0_SE0</text:p>
          </table:table-cell>
          <table:table-cell table:style-name="ce12" table:number-columns-repeated="12"/>
          <table:table-cell table:style-name="ce29" table:formula="of:=IF(SUM([.C9:.L9])+SUM([.O9:.Z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1</text:p>
          </table:table-cell>
          <table:table-cell table:style-name="ce7" office:value-type="string" calcext:value-type="string">
            <text:p>ADC0_DM0/ADC0_SE4a FTM1_CH1 UART0_RX ADC0_DM0/ADC0_SE4a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10]" office:value-type="string" office:string-value="PTE21" calcext:value-type="string">
            <text:p>PTE21</text:p>
          </table:table-cell>
          <table:table-cell table:style-name="ce20" table:formula="of:=[.B10]" office:value-type="string" office:string-value="ADC0_DM0/ADC0_SE4a FTM1_CH1 UART0_RX ADC0_DM0/ADC0_SE4a" calcext:value-type="string">
            <text:p>ADC0_DM0/ADC0_SE4a FTM1_CH1 UART0_RX ADC0_DM0/ADC0_SE4a</text:p>
          </table:table-cell>
          <table:table-cell table:style-name="ce12" table:number-columns-repeated="12"/>
          <table:table-cell table:style-name="ce30" table:formula="of:=IF(SUM([.C10:.L10])+SUM([.O10:.Z1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2</text:p>
          </table:table-cell>
          <table:table-cell table:style-name="ce7" office:value-type="string" calcext:value-type="string">
            <text:p>ADC0_DP3/ADC0_SE3 FTM2_CH0 UART2_TX ADC0_DP3/ADC0_SE3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11]" office:value-type="string" office:string-value="PTE22" calcext:value-type="string">
            <text:p>PTE22</text:p>
          </table:table-cell>
          <table:table-cell table:style-name="ce20" table:formula="of:=[.B11]" office:value-type="string" office:string-value="ADC0_DP3/ADC0_SE3 FTM2_CH0 UART2_TX ADC0_DP3/ADC0_SE3" calcext:value-type="string">
            <text:p>ADC0_DP3/ADC0_SE3 FTM2_CH0 UART2_TX ADC0_DP3/ADC0_SE3</text:p>
          </table:table-cell>
          <table:table-cell table:style-name="ce12" table:number-columns-repeated="12"/>
          <table:table-cell table:style-name="ce31" table:formula="of:=IF(SUM([.C11:.L11])+SUM([.O11:.Z1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3</text:p>
          </table:table-cell>
          <table:table-cell table:style-name="ce7" office:value-type="string" calcext:value-type="string">
            <text:p>ADC0_DM3/ADC0_SE7a FTM2_CH1 UART2_RX ADC0_DM3/ADC0_SE7a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12]" office:value-type="string" office:string-value="PTE23" calcext:value-type="string">
            <text:p>PTE23</text:p>
          </table:table-cell>
          <table:table-cell table:style-name="ce20" table:formula="of:=[.B12]" office:value-type="string" office:string-value="ADC0_DM3/ADC0_SE7a FTM2_CH1 UART2_RX ADC0_DM3/ADC0_SE7a" calcext:value-type="string">
            <text:p>ADC0_DM3/ADC0_SE7a FTM2_CH1 UART2_RX ADC0_DM3/ADC0_SE7a</text:p>
          </table:table-cell>
          <table:table-cell table:style-name="ce12" table:number-columns-repeated="12"/>
          <table:table-cell table:style-name="ce32" table:formula="of:=IF(SUM([.C12:.L12])+SUM([.O12:.Z1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9</text:p>
          </table:table-cell>
          <table:table-cell table:style-name="ce7" office:value-type="string" calcext:value-type="string">
            <text:p>CMP0_IN5/ADC0_SE4b FTM0_CH2 FTM_CLKIN0 CMP0_IN5/ADC0_SE4b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13]" office:value-type="string" office:string-value="PTE29" calcext:value-type="string">
            <text:p>PTE29</text:p>
          </table:table-cell>
          <table:table-cell table:style-name="ce20" table:formula="of:=[.B13]" office:value-type="string" office:string-value="CMP0_IN5/ADC0_SE4b FTM0_CH2 FTM_CLKIN0 CMP0_IN5/ADC0_SE4b" calcext:value-type="string">
            <text:p>CMP0_IN5/ADC0_SE4b FTM0_CH2 FTM_CLKIN0 CMP0_IN5/ADC0_SE4b</text:p>
          </table:table-cell>
          <table:table-cell table:style-name="ce12" table:number-columns-repeated="12"/>
          <table:table-cell table:style-name="ce33" table:formula="of:=IF(SUM([.C13:.L13])+SUM([.O13:.Z1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30</text:p>
          </table:table-cell>
          <table:table-cell table:style-name="ce7" office:value-type="string" calcext:value-type="string">
            <text:p>DAC0_OUT/ADC0_SE23/CMP0_IN4 FTM0_CH3 FTM_CLKIN1 DAC0_OUT/ADC0_SE23/CMP0_IN4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14]" office:value-type="string" office:string-value="PTE30" calcext:value-type="string">
            <text:p>PTE30</text:p>
          </table:table-cell>
          <table:table-cell table:style-name="ce20" table:formula="of:=[.B14]" office:value-type="string" office:string-value="DAC0_OUT/ADC0_SE23/CMP0_IN4 FTM0_CH3 FTM_CLKIN1 DAC0_OUT/ADC0_SE23/CMP0_IN4" calcext:value-type="string">
            <text:p>DAC0_OUT/ADC0_SE23/CMP0_IN4 FTM0_CH3 FTM_CLKIN1 DAC0_OUT/ADC0_SE23/CMP0_IN4</text:p>
          </table:table-cell>
          <table:table-cell table:style-name="ce12" table:number-columns-repeated="12"/>
          <table:table-cell table:style-name="ce34" table:formula="of:=IF(SUM([.C14:.L14])+SUM([.O14:.Z1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31</text:p>
          </table:table-cell>
          <table:table-cell table:style-name="ce7" office:value-type="string" calcext:value-type="string">
            <text:p>FTM0_CH4 DISABLED</text:p>
          </table:table-cell>
          <table:table-cell table:style-name="ce12" office:value-type="string" calcext:value-type="string">
            <text:p><text:s/>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7" table:formula="of:=[.A15]" office:value-type="string" office:string-value="PTE31" calcext:value-type="string">
            <text:p>PTE31</text:p>
          </table:table-cell>
          <table:table-cell table:style-name="ce20" table:formula="of:=[.B15]" office:value-type="string" office:string-value="FTM0_CH4 DISABLED" calcext:value-type="string">
            <text:p>FTM0_CH4 DISABLED</text:p>
          </table:table-cell>
          <table:table-cell table:style-name="ce12" table:number-columns-repeated="12"/>
          <table:table-cell table:style-name="ce35" table:formula="of:=IF(SUM([.C15:.L15])+SUM([.O15:.Z1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</text:p>
          </table:table-cell>
          <table:table-cell table:style-name="ce7" office:value-type="string" calcext:value-type="string">
            <text:p>TSI0_CH2 UART0_RX FTM2_CH0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16]" office:value-type="string" office:string-value="PTA1" calcext:value-type="string">
            <text:p>PTA1</text:p>
          </table:table-cell>
          <table:table-cell table:style-name="ce20" table:formula="of:=[.B16]" office:value-type="string" office:string-value="TSI0_CH2 UART0_RX FTM2_CH0 DISABLED" calcext:value-type="string">
            <text:p>TSI0_CH2 UART0_RX FTM2_CH0 DISABLED</text:p>
          </table:table-cell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36" table:formula="of:=IF(SUM([.C16:.L16])+SUM([.O16:.Z1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2</text:p>
          </table:table-cell>
          <table:table-cell table:style-name="ce7" office:value-type="string" calcext:value-type="string">
            <text:p>TSI0_CH3 UART0_TX FTM2_CH1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17]" office:value-type="string" office:string-value="PTA2" calcext:value-type="string">
            <text:p>PTA2</text:p>
          </table:table-cell>
          <table:table-cell table:style-name="ce20" table:formula="of:=[.B17]" office:value-type="string" office:string-value="TSI0_CH3 UART0_TX FTM2_CH1 DISABLED" calcext:value-type="string">
            <text:p>TSI0_CH3 UART0_TX FTM2_CH1 DISABLED</text:p>
          </table:table-cell>
          <table:table-cell table:style-name="ce12" table:number-columns-repeated="10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7" table:formula="of:=IF(SUM([.C17:.L17])+SUM([.O17:.Z1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4</text:p>
          </table:table-cell>
          <table:table-cell table:style-name="ce7" office:value-type="string" calcext:value-type="string">
            <text:p>TSI0_CH5 I2C1_SDA FTM0_CH1 NMI_b NMI_b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18]" office:value-type="string" office:string-value="PTA4" calcext:value-type="string">
            <text:p>PTA4</text:p>
          </table:table-cell>
          <table:table-cell table:style-name="ce20" table:formula="of:=[.B18]" office:value-type="string" office:string-value="TSI0_CH5 I2C1_SDA FTM0_CH1 NMI_b NMI_b" calcext:value-type="string">
            <text:p>TSI0_CH5 I2C1_SDA FTM0_CH1 NMI_b NMI_b</text:p>
          </table:table-cell>
          <table:table-cell table:style-name="ce12" table:number-columns-repeated="12"/>
          <table:table-cell table:style-name="ce38" table:formula="of:=IF(SUM([.C18:.L18])+SUM([.O18:.Z1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5</text:p>
          </table:table-cell>
          <table:table-cell table:style-name="ce7" office:value-type="string" calcext:value-type="string">
            <text:p>USB_CLKIN FTM0_CH2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19]" office:value-type="string" office:string-value="PTA5" calcext:value-type="string">
            <text:p>PTA5</text:p>
          </table:table-cell>
          <table:table-cell table:style-name="ce20" table:formula="of:=[.B19]" office:value-type="string" office:string-value="USB_CLKIN FTM0_CH2 DISABLED" calcext:value-type="string">
            <text:p>USB_CLKIN FTM0_CH2 DISABLED</text:p>
          </table:table-cell>
          <table:table-cell table:style-name="ce12" table:number-columns-repeated="12"/>
          <table:table-cell table:style-name="ce39" table:formula="of:=IF(SUM([.C19:.L19])+SUM([.O19:.Z1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2</text:p>
          </table:table-cell>
          <table:table-cell table:style-name="ce7" office:value-type="string" calcext:value-type="string">
            <text:p>FTM1_CH0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7" table:formula="of:=[.A20]" office:value-type="string" office:string-value="PTA12" calcext:value-type="string">
            <text:p>PTA12</text:p>
          </table:table-cell>
          <table:table-cell table:style-name="ce20" table:formula="of:=[.B20]" office:value-type="string" office:string-value="FTM1_CH0 DISABLED" calcext:value-type="string">
            <text:p>FTM1_CH0 DISABLED</text:p>
          </table:table-cell>
          <table:table-cell table:style-name="ce12" table:number-columns-repeated="12"/>
          <table:table-cell table:style-name="ce40" table:formula="of:=IF(SUM([.C20:.L20])+SUM([.O20:.Z2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3</text:p>
          </table:table-cell>
          <table:table-cell table:style-name="ce7" office:value-type="string" calcext:value-type="string">
            <text:p>FTM1_CH1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21]" office:value-type="string" office:string-value="PTA13" calcext:value-type="string">
            <text:p>PTA13</text:p>
          </table:table-cell>
          <table:table-cell table:style-name="ce20" table:formula="of:=[.B21]" office:value-type="string" office:string-value="FTM1_CH1 DISABLED" calcext:value-type="string">
            <text:p>FTM1_CH1 DISABLED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41" table:formula="of:=IF(SUM([.C21:.L21])+SUM([.O21:.Z2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6</text:p>
          </table:table-cell>
          <table:table-cell table:style-name="ce7" office:value-type="string" calcext:value-type="string">
            <text:p>SPI0_MOSI SPI0_MISO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table:formula="of:=[.A22]" office:value-type="string" office:string-value="PTA16" calcext:value-type="string">
            <text:p>PTA16</text:p>
          </table:table-cell>
          <table:table-cell table:style-name="ce20" table:formula="of:=[.B22]" office:value-type="string" office:string-value="SPI0_MOSI SPI0_MISO DISABLED" calcext:value-type="string">
            <text:p>SPI0_MOSI SPI0_MISO DISABLED</text:p>
          </table:table-cell>
          <table:table-cell table:style-name="ce12" table:number-columns-repeated="12"/>
          <table:table-cell table:style-name="ce42" table:formula="of:=IF(SUM([.C22:.L22])+SUM([.O22:.Z2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7</text:p>
          </table:table-cell>
          <table:table-cell table:style-name="ce7" office:value-type="string" calcext:value-type="string">
            <text:p>SPI0_MISO SPI0_MOSI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7" table:formula="of:=[.A23]" office:value-type="string" office:string-value="PTA17" calcext:value-type="string">
            <text:p>PTA17</text:p>
          </table:table-cell>
          <table:table-cell table:style-name="ce20" table:formula="of:=[.B23]" office:value-type="string" office:string-value="SPI0_MISO SPI0_MOSI DISABLED" calcext:value-type="string">
            <text:p>SPI0_MISO SPI0_MOSI DISABLED</text:p>
          </table:table-cell>
          <table:table-cell table:style-name="ce12" table:number-columns-repeated="12"/>
          <table:table-cell table:style-name="ce43" table:formula="of:=IF(SUM([.C23:.L23])+SUM([.O23:.Z2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20</text:p>
          </table:table-cell>
          <table:table-cell table:style-name="ce7" office:value-type="string" calcext:value-type="string">
            <text:p>RESET_b RESET_b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24]" office:value-type="string" office:string-value="PTA20" calcext:value-type="string">
            <text:p>PTA20</text:p>
          </table:table-cell>
          <table:table-cell table:style-name="ce20" table:formula="of:=[.B24]" office:value-type="string" office:string-value="RESET_b RESET_b" calcext:value-type="string">
            <text:p>RESET_b RESET_b</text:p>
          </table:table-cell>
          <table:table-cell table:style-name="ce12" table:number-columns-repeated="12"/>
          <table:table-cell table:style-name="ce44" table:formula="of:=IF(SUM([.C24:.L24])+SUM([.O24:.Z2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0</text:p>
          </table:table-cell>
          <table:table-cell table:style-name="ce7" office:value-type="string" calcext:value-type="string">
            <text:p>ADC0_SE8/TSI0_CH0 I2C0_SCL FTM1_CH0 ADC0_SE8/TSI0_CH0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25]" office:value-type="string" office:string-value="PTB0" calcext:value-type="string">
            <text:p>PTB0</text:p>
          </table:table-cell>
          <table:table-cell table:style-name="ce20" table:formula="of:=[.B25]" office:value-type="string" office:string-value="ADC0_SE8/TSI0_CH0 I2C0_SCL FTM1_CH0 ADC0_SE8/TSI0_CH0" calcext:value-type="string">
            <text:p>ADC0_SE8/TSI0_CH0 I2C0_SCL FTM1_CH0 ADC0_SE8/TSI0_CH0</text:p>
          </table:table-cell>
          <table:table-cell table:style-name="ce12" table:number-columns-repeated="12"/>
          <table:table-cell table:style-name="ce45" table:formula="of:=IF(SUM([.C25:.L25])+SUM([.O25:.Z2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1</text:p>
          </table:table-cell>
          <table:table-cell table:style-name="ce7" office:value-type="string" calcext:value-type="string">
            <text:p>ADC0_SE9/TSI0_CH6 I2C0_SDA FTM1_CH1 ADC0_SE9/TSI0_CH6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26]" office:value-type="string" office:string-value="PTB1" calcext:value-type="string">
            <text:p>PTB1</text:p>
          </table:table-cell>
          <table:table-cell table:style-name="ce20" table:formula="of:=[.B26]" office:value-type="string" office:string-value="ADC0_SE9/TSI0_CH6 I2C0_SDA FTM1_CH1 ADC0_SE9/TSI0_CH6" calcext:value-type="string">
            <text:p>ADC0_SE9/TSI0_CH6 I2C0_SDA FTM1_CH1 ADC0_SE9/TSI0_CH6</text:p>
          </table:table-cell>
          <table:table-cell table:style-name="ce12" table:number-columns-repeated="12"/>
          <table:table-cell table:style-name="ce46" table:formula="of:=IF(SUM([.C26:.L26])+SUM([.O26:.Z2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2</text:p>
          </table:table-cell>
          <table:table-cell table:style-name="ce7" office:value-type="string" calcext:value-type="string">
            <text:p>ADC0_SE12/TSI0_CH7 I2C0_SCL FTM2_CH0 ADC0_SE12/TSI0_CH7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27]" office:value-type="string" office:string-value="PTB2" calcext:value-type="string">
            <text:p>PTB2</text:p>
          </table:table-cell>
          <table:table-cell table:style-name="ce20" table:formula="of:=[.B27]" office:value-type="string" office:string-value="ADC0_SE12/TSI0_CH7 I2C0_SCL FTM2_CH0 ADC0_SE12/TSI0_CH7" calcext:value-type="string">
            <text:p>ADC0_SE12/TSI0_CH7 I2C0_SCL FTM2_CH0 ADC0_SE12/TSI0_CH7</text:p>
          </table:table-cell>
          <table:table-cell table:style-name="ce12" table:number-columns-repeated="12"/>
          <table:table-cell table:style-name="ce47" table:formula="of:=IF(SUM([.C27:.L27])+SUM([.O27:.Z2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3</text:p>
          </table:table-cell>
          <table:table-cell table:style-name="ce7" office:value-type="string" calcext:value-type="string">
            <text:p>ADC0_SE13/TSI0_CH8 I2C0_SDA FTM2_CH1 ADC0_SE13/TSI0_CH8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28]" office:value-type="string" office:string-value="PTB3" calcext:value-type="string">
            <text:p>PTB3</text:p>
          </table:table-cell>
          <table:table-cell table:style-name="ce20" table:formula="of:=[.B28]" office:value-type="string" office:string-value="ADC0_SE13/TSI0_CH8 I2C0_SDA FTM2_CH1 ADC0_SE13/TSI0_CH8" calcext:value-type="string">
            <text:p>ADC0_SE13/TSI0_CH8 I2C0_SDA FTM2_CH1 ADC0_SE13/TSI0_CH8</text:p>
          </table:table-cell>
          <table:table-cell table:style-name="ce12" table:number-columns-repeated="12"/>
          <table:table-cell table:style-name="ce48" table:formula="of:=IF(SUM([.C28:.L28])+SUM([.O28:.Z2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8</text:p>
          </table:table-cell>
          <table:table-cell table:style-name="ce7" office:value-type="string" calcext:value-type="string">
            <text:p>EXTRG_IN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29]" office:value-type="string" office:string-value="PTB8" calcext:value-type="string">
            <text:p>PTB8</text:p>
          </table:table-cell>
          <table:table-cell table:style-name="ce20" table:formula="of:=[.B29]" office:value-type="string" office:string-value="EXTRG_IN DISABLED" calcext:value-type="string">
            <text:p>EXTRG_IN DISABLED</text:p>
          </table:table-cell>
          <table:table-cell table:style-name="ce12" table:number-columns-repeated="12"/>
          <table:table-cell table:style-name="ce49" table:formula="of:=IF(SUM([.C29:.L29])+SUM([.O29:.Z2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9</text:p>
          </table:table-cell>
          <table:table-cell table:style-name="ce7" office:value-type="string" calcext:value-type="string">
            <text:p>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30]" office:value-type="string" office:string-value="PTB9" calcext:value-type="string">
            <text:p>PTB9</text:p>
          </table:table-cell>
          <table:table-cell table:style-name="ce20" table:formula="of:=[.B30]" office:value-type="string" office:string-value="DISABLED" calcext:value-type="string">
            <text:p>DISABLED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50" table:formula="of:=IF(SUM([.C30:.L30])+SUM([.O30:.Z3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10</text:p>
          </table:table-cell>
          <table:table-cell table:style-name="ce7" office:value-type="string" calcext:value-type="string">
            <text:p>SPI1_PCS0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31]" office:value-type="string" office:string-value="PTB10" calcext:value-type="string">
            <text:p>PTB10</text:p>
          </table:table-cell>
          <table:table-cell table:style-name="ce20" table:formula="of:=[.B31]" office:value-type="string" office:string-value="SPI1_PCS0 DISABLED" calcext:value-type="string">
            <text:p>SPI1_PCS0 DISABLED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51" table:formula="of:=IF(SUM([.C31:.L31])+SUM([.O31:.Z3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11</text:p>
          </table:table-cell>
          <table:table-cell table:style-name="ce7" office:value-type="string" calcext:value-type="string">
            <text:p>SPI1_SCK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32]" office:value-type="string" office:string-value="PTB11" calcext:value-type="string">
            <text:p>PTB11</text:p>
          </table:table-cell>
          <table:table-cell table:style-name="ce20" table:formula="of:=[.B32]" office:value-type="string" office:string-value="SPI1_SCK DISABLED" calcext:value-type="string">
            <text:p>SPI1_SCK DISABLED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52" table:formula="of:=IF(SUM([.C32:.L32])+SUM([.O32:.Z3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0</text:p>
          </table:table-cell>
          <table:table-cell table:style-name="ce7" office:value-type="string" calcext:value-type="string">
            <text:p>ADC0_SE14/TSI0_CH13 EXTRG_IN CMP0_OUT ADC0_SE14/TSI0_CH13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33]" office:value-type="string" office:string-value="PTC0" calcext:value-type="string">
            <text:p>PTC0</text:p>
          </table:table-cell>
          <table:table-cell table:style-name="ce20" table:formula="of:=[.B33]" office:value-type="string" office:string-value="ADC0_SE14/TSI0_CH13 EXTRG_IN CMP0_OUT ADC0_SE14/TSI0_CH13" calcext:value-type="string">
            <text:p>ADC0_SE14/TSI0_CH13 EXTRG_IN CMP0_OUT ADC0_SE14/TSI0_CH13</text:p>
          </table:table-cell>
          <table:table-cell table:style-name="ce12" table:number-columns-repeated="12"/>
          <table:table-cell table:style-name="ce53" table:formula="of:=IF(SUM([.C33:.L33])+SUM([.O33:.Z3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</text:p>
          </table:table-cell>
          <table:table-cell table:style-name="ce7" office:value-type="string" calcext:value-type="string">
            <text:p>ADC0_SE15/TSI0_CH14 I2C1_SCL FTM0_CH0 ADC0_SE15/TSI0_CH14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34]" office:value-type="string" office:string-value="PTC1" calcext:value-type="string">
            <text:p>PTC1</text:p>
          </table:table-cell>
          <table:table-cell table:style-name="ce20" table:formula="of:=[.B34]" office:value-type="string" office:string-value="ADC0_SE15/TSI0_CH14 I2C1_SCL FTM0_CH0 ADC0_SE15/TSI0_CH14" calcext:value-type="string">
            <text:p>ADC0_SE15/TSI0_CH14 I2C1_SCL FTM0_CH0 ADC0_SE15/TSI0_CH14</text:p>
          </table:table-cell>
          <table:table-cell table:style-name="ce12" table:number-columns-repeated="12"/>
          <table:table-cell table:style-name="ce54" table:formula="of:=IF(SUM([.C34:.L34])+SUM([.O34:.Z3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2</text:p>
          </table:table-cell>
          <table:table-cell table:style-name="ce7" office:value-type="string" calcext:value-type="string">
            <text:p>ADC0_SE11/TSI0_CH15 I2C1_SDA FTM0_CH1 ADC0_SE11/TSI0_CH15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35]" office:value-type="string" office:string-value="PTC2" calcext:value-type="string">
            <text:p>PTC2</text:p>
          </table:table-cell>
          <table:table-cell table:style-name="ce20" table:formula="of:=[.B35]" office:value-type="string" office:string-value="ADC0_SE11/TSI0_CH15 I2C1_SDA FTM0_CH1 ADC0_SE11/TSI0_CH15" calcext:value-type="string">
            <text:p>ADC0_SE11/TSI0_CH15 I2C1_SDA FTM0_CH1 ADC0_SE11/TSI0_CH15</text:p>
          </table:table-cell>
          <table:table-cell table:style-name="ce12" table:number-columns-repeated="12"/>
          <table:table-cell table:style-name="ce55" table:formula="of:=IF(SUM([.C35:.L35])+SUM([.O35:.Z3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3</text:p>
          </table:table-cell>
          <table:table-cell table:style-name="ce7" office:value-type="string" calcext:value-type="string">
            <text:p>UART1_RX FTM0_CH2 CLKOUT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36]" office:value-type="string" office:string-value="PTC3" calcext:value-type="string">
            <text:p>PTC3</text:p>
          </table:table-cell>
          <table:table-cell table:style-name="ce20" table:formula="of:=[.B36]" office:value-type="string" office:string-value="UART1_RX FTM0_CH2 CLKOUT DISABLED" calcext:value-type="string">
            <text:p>UART1_RX FTM0_CH2 CLKOUT DISABLED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56" table:formula="of:=IF(SUM([.C36:.L36])+SUM([.O36:.Z3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4</text:p>
          </table:table-cell>
          <table:table-cell table:style-name="ce7" office:value-type="string" calcext:value-type="string">
            <text:p>SPI0_PCS0 UART1_TX FTM0_CH3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37]" office:value-type="string" office:string-value="PTC4" calcext:value-type="string">
            <text:p>PTC4</text:p>
          </table:table-cell>
          <table:table-cell table:style-name="ce20" table:formula="of:=[.B37]" office:value-type="string" office:string-value="SPI0_PCS0 UART1_TX FTM0_CH3 DISABLED" calcext:value-type="string">
            <text:p>SPI0_PCS0 UART1_TX FTM0_CH3 DISABLED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57" table:formula="of:=IF(SUM([.C37:.L37])+SUM([.O37:.Z3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5</text:p>
          </table:table-cell>
          <table:table-cell table:style-name="ce7" office:value-type="string" calcext:value-type="string">
            <text:p>SPI0_SCK LPTMR0_ALT2 CMP0_OUT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7" table:formula="of:=[.A38]" office:value-type="string" office:string-value="PTC5" calcext:value-type="string">
            <text:p>PTC5</text:p>
          </table:table-cell>
          <table:table-cell table:style-name="ce20" table:formula="of:=[.B38]" office:value-type="string" office:string-value="SPI0_SCK LPTMR0_ALT2 CMP0_OUT DISABLED" calcext:value-type="string">
            <text:p>SPI0_SCK LPTMR0_ALT2 CMP0_OUT DISABLED</text:p>
          </table:table-cell>
          <table:table-cell table:style-name="ce12" table:number-columns-repeated="12"/>
          <table:table-cell table:style-name="ce58" table:formula="of:=IF(SUM([.C38:.L38])+SUM([.O38:.Z3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6</text:p>
          </table:table-cell>
          <table:table-cell table:style-name="ce7" office:value-type="string" calcext:value-type="string">
            <text:p>CMP0_IN0 SPI0_MOSI EXTRG_IN SPI0_MISO CMP0_IN0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39]" office:value-type="string" office:string-value="PTC6" calcext:value-type="string">
            <text:p>PTC6</text:p>
          </table:table-cell>
          <table:table-cell table:style-name="ce20" table:formula="of:=[.B39]" office:value-type="string" office:string-value="CMP0_IN0 SPI0_MOSI EXTRG_IN SPI0_MISO CMP0_IN0" calcext:value-type="string">
            <text:p>CMP0_IN0 SPI0_MOSI EXTRG_IN SPI0_MISO CMP0_IN0</text:p>
          </table:table-cell>
          <table:table-cell table:style-name="ce12" table:number-columns-repeated="12"/>
          <table:table-cell table:style-name="ce59" table:formula="of:=IF(SUM([.C39:.L39])+SUM([.O39:.Z3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7</text:p>
          </table:table-cell>
          <table:table-cell table:style-name="ce7" office:value-type="string" calcext:value-type="string">
            <text:p>CMP0_IN1 SPI0_MISO SPI0_MOSI CMP0_IN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0]" office:value-type="string" office:string-value="PTC7" calcext:value-type="string">
            <text:p>PTC7</text:p>
          </table:table-cell>
          <table:table-cell table:style-name="ce20" table:formula="of:=[.B40]" office:value-type="string" office:string-value="CMP0_IN1 SPI0_MISO SPI0_MOSI CMP0_IN1" calcext:value-type="string">
            <text:p>CMP0_IN1 SPI0_MISO SPI0_MOSI CMP0_IN1</text:p>
          </table:table-cell>
          <table:table-cell table:style-name="ce12" table:number-columns-repeated="12"/>
          <table:table-cell table:style-name="ce60" table:formula="of:=IF(SUM([.C40:.L40])+SUM([.O40:.Z4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8</text:p>
          </table:table-cell>
          <table:table-cell table:style-name="ce7" office:value-type="string" calcext:value-type="string">
            <text:p>CMP0_IN2 I2C0_SCL FTM0_CH4 CMP0_IN2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1]" office:value-type="string" office:string-value="PTC8" calcext:value-type="string">
            <text:p>PTC8</text:p>
          </table:table-cell>
          <table:table-cell table:style-name="ce20" table:formula="of:=[.B41]" office:value-type="string" office:string-value="CMP0_IN2 I2C0_SCL FTM0_CH4 CMP0_IN2" calcext:value-type="string">
            <text:p>CMP0_IN2 I2C0_SCL FTM0_CH4 CMP0_IN2</text:p>
          </table:table-cell>
          <table:table-cell table:style-name="ce12" table:number-columns-repeated="12"/>
          <table:table-cell table:style-name="ce61" table:formula="of:=IF(SUM([.C41:.L41])+SUM([.O41:.Z4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9</text:p>
          </table:table-cell>
          <table:table-cell table:style-name="ce7" office:value-type="string" calcext:value-type="string">
            <text:p>CMP0_IN3 I2C0_SDA FTM0_CH5 CMP0_IN3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2]" office:value-type="string" office:string-value="PTC9" calcext:value-type="string">
            <text:p>PTC9</text:p>
          </table:table-cell>
          <table:table-cell table:style-name="ce20" table:formula="of:=[.B42]" office:value-type="string" office:string-value="CMP0_IN3 I2C0_SDA FTM0_CH5 CMP0_IN3" calcext:value-type="string">
            <text:p>CMP0_IN3 I2C0_SDA FTM0_CH5 CMP0_IN3</text:p>
          </table:table-cell>
          <table:table-cell table:style-name="ce12" table:number-columns-repeated="12"/>
          <table:table-cell table:style-name="ce62" table:formula="of:=IF(SUM([.C42:.L42])+SUM([.O42:.Z4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0</text:p>
          </table:table-cell>
          <table:table-cell table:style-name="ce7" office:value-type="string" calcext:value-type="string">
            <text:p>I2C1_SCL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3]" office:value-type="string" office:string-value="PTC10" calcext:value-type="string">
            <text:p>PTC10</text:p>
          </table:table-cell>
          <table:table-cell table:style-name="ce20" table:formula="of:=[.B43]" office:value-type="string" office:string-value="I2C1_SCL DISABLED" calcext:value-type="string">
            <text:p>I2C1_SCL DISABLED</text:p>
          </table:table-cell>
          <table:table-cell table:style-name="ce12" table:number-columns-repeated="12"/>
          <table:table-cell table:style-name="ce63" table:formula="of:=IF(SUM([.C43:.L43])+SUM([.O43:.Z4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1</text:p>
          </table:table-cell>
          <table:table-cell table:style-name="ce7" office:value-type="string" calcext:value-type="string">
            <text:p>I2C1_SDA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4]" office:value-type="string" office:string-value="PTC11" calcext:value-type="string">
            <text:p>PTC11</text:p>
          </table:table-cell>
          <table:table-cell table:style-name="ce20" table:formula="of:=[.B44]" office:value-type="string" office:string-value="I2C1_SDA DISABLED" calcext:value-type="string">
            <text:p>I2C1_SDA DISABLED</text:p>
          </table:table-cell>
          <table:table-cell table:style-name="ce12" table:number-columns-repeated="12"/>
          <table:table-cell table:style-name="ce64" table:formula="of:=IF(SUM([.C44:.L44])+SUM([.O44:.Z4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2</text:p>
          </table:table-cell>
          <table:table-cell table:style-name="ce7" office:value-type="string" calcext:value-type="string">
            <text:p>FTM_CLKIN0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5]" office:value-type="string" office:string-value="PTC12" calcext:value-type="string">
            <text:p>PTC12</text:p>
          </table:table-cell>
          <table:table-cell table:style-name="ce20" table:formula="of:=[.B45]" office:value-type="string" office:string-value="FTM_CLKIN0 DISABLED" calcext:value-type="string">
            <text:p>FTM_CLKIN0 DISABLED</text:p>
          </table:table-cell>
          <table:table-cell table:style-name="ce12" table:number-columns-repeated="12"/>
          <table:table-cell table:style-name="ce65" table:formula="of:=IF(SUM([.C45:.L45])+SUM([.O45:.Z4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3</text:p>
          </table:table-cell>
          <table:table-cell table:style-name="ce7" office:value-type="string" calcext:value-type="string">
            <text:p>FTM_CLKIN1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6]" office:value-type="string" office:string-value="PTC13" calcext:value-type="string">
            <text:p>PTC13</text:p>
          </table:table-cell>
          <table:table-cell table:style-name="ce20" table:formula="of:=[.B46]" office:value-type="string" office:string-value="FTM_CLKIN1 DISABLED" calcext:value-type="string">
            <text:p>FTM_CLKIN1 DISABLED</text:p>
          </table:table-cell>
          <table:table-cell table:style-name="ce12" table:number-columns-repeated="12"/>
          <table:table-cell table:style-name="ce66" table:formula="of:=IF(SUM([.C46:.L46])+SUM([.O46:.Z4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6</text:p>
          </table:table-cell>
          <table:table-cell table:style-name="ce7" office:value-type="string" calcext:value-type="string">
            <text:p>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7]" office:value-type="string" office:string-value="PTC16" calcext:value-type="string">
            <text:p>PTC16</text:p>
          </table:table-cell>
          <table:table-cell table:style-name="ce20" table:formula="of:=[.B47]" office:value-type="string" office:string-value="DISABLED" calcext:value-type="string">
            <text:p>DISABLED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67" table:formula="of:=IF(SUM([.C47:.L47])+SUM([.O47:.Z4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7</text:p>
          </table:table-cell>
          <table:table-cell table:style-name="ce7" office:value-type="string" calcext:value-type="string">
            <text:p>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8]" office:value-type="string" office:string-value="PTC17" calcext:value-type="string">
            <text:p>PTC17</text:p>
          </table:table-cell>
          <table:table-cell table:style-name="ce20" table:formula="of:=[.B48]" office:value-type="string" office:string-value="DISABLED" calcext:value-type="string">
            <text:p>DISABLED</text:p>
          </table:table-cell>
          <table:table-cell table:style-name="ce12" table:number-columns-repeated="12"/>
          <table:table-cell table:style-name="ce68" table:formula="of:=IF(SUM([.C48:.L48])+SUM([.O48:.Z4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D0</text:p>
          </table:table-cell>
          <table:table-cell table:style-name="ce7" office:value-type="string" calcext:value-type="string">
            <text:p>SPI0_PCS0 FTM0_CH0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49]" office:value-type="string" office:string-value="PTD0" calcext:value-type="string">
            <text:p>PTD0</text:p>
          </table:table-cell>
          <table:table-cell table:style-name="ce20" table:formula="of:=[.B49]" office:value-type="string" office:string-value="SPI0_PCS0 FTM0_CH0 DISABLED" calcext:value-type="string">
            <text:p>SPI0_PCS0 FTM0_CH0 DISABLED</text:p>
          </table:table-cell>
          <table:table-cell table:style-name="ce12" table:number-columns-repeated="12"/>
          <table:table-cell table:style-name="ce69" table:formula="of:=IF(SUM([.C49:.L49])+SUM([.O49:.Z4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D2</text:p>
          </table:table-cell>
          <table:table-cell table:style-name="ce7" office:value-type="string" calcext:value-type="string">
            <text:p>SPI0_MOSI UART2_RX FTM0_CH2 SPI0_MISO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50]" office:value-type="string" office:string-value="PTD2" calcext:value-type="string">
            <text:p>PTD2</text:p>
          </table:table-cell>
          <table:table-cell table:style-name="ce20" table:formula="of:=[.B50]" office:value-type="string" office:string-value="SPI0_MOSI UART2_R1 FTM0_CH2 SPI0_MISO DISABLED" calcext:value-type="string">
            <text:p>SPI0_MOSI UART2_R1 FTM0_CH2 SPI0_MISO DISABLED</text:p>
          </table:table-cell>
          <table:table-cell table:style-name="ce12" table:number-columns-repeated="12"/>
          <table:table-cell table:style-name="ce70" table:formula="of:=IF(SUM([.C50:.L50])+SUM([.O50:.Z5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D3</text:p>
          </table:table-cell>
          <table:table-cell table:style-name="ce7" office:value-type="string" calcext:value-type="string">
            <text:p>SPI0_MISO UART2_TX FTM0_CH3 SPI0_MOSI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51]" office:value-type="string" office:string-value="PTD3" calcext:value-type="string">
            <text:p>PTD3</text:p>
          </table:table-cell>
          <table:table-cell table:style-name="ce20" table:formula="of:=[.B51]" office:value-type="string" office:string-value="SPI0_MISO UART2_T1 FTM0_CH3 SPI0_MOSI DISABLED" calcext:value-type="string">
            <text:p>SPI0_MISO UART2_T1 FTM0_CH3 SPI0_MOSI DISABLED</text:p>
          </table:table-cell>
          <table:table-cell table:style-name="ce12" table:number-columns-repeated="12"/>
          <table:table-cell table:style-name="ce71" table:formula="of:=IF(SUM([.C51:.L51])+SUM([.O51:.Z5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D4</text:p>
          </table:table-cell>
          <table:table-cell table:style-name="ce7" office:value-type="string" calcext:value-type="string">
            <text:p>SPI1_PCS0 UART2_RX FTM0_CH4 DISABL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9"/>
          <table:table-cell table:style-name="ce17" table:formula="of:=[.A52]" office:value-type="string" office:string-value="PTD4" calcext:value-type="string">
            <text:p>PTD4</text:p>
          </table:table-cell>
          <table:table-cell table:style-name="ce20" table:formula="of:=[.B52]" office:value-type="string" office:string-value="SPI1_PCS0 UART2_R1 FTM0_CH4 DISABLED" calcext:value-type="string">
            <text:p>SPI1_PCS0 UART2_R1 FTM0_CH4 DISABLED</text:p>
          </table:table-cell>
          <table:table-cell table:style-name="ce12" table:number-columns-repeated="12"/>
          <table:table-cell table:style-name="ce72" table:formula="of:=IF(SUM([.C52:.L52])+SUM([.O52:.Z5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D5</text:p>
          </table:table-cell>
          <table:table-cell table:style-name="ce7" office:value-type="string" calcext:value-type="string">
            <text:p>ADC0_SE6b SPI1_SCK UART2_TX FTM0_CH5 ADC0_SE6b</text:p>
          </table:table-cell>
          <table:table-cell table:style-name="ce12" table:number-columns-repeated="10"/>
          <table:table-cell table:style-name="ce17" table:formula="of:=[.A53]" office:value-type="string" office:string-value="PTD5" calcext:value-type="string">
            <text:p>PTD5</text:p>
          </table:table-cell>
          <table:table-cell table:style-name="ce20" table:formula="of:=[.B53]" office:value-type="string" office:string-value="ADC0_SE6b SPI1_SCK UART2_T1 FTM0_CH5 ADC0_SE6b" calcext:value-type="string">
            <text:p>ADC0_SE6b SPI1_SCK UART2_T1 FTM0_CH5 ADC0_SE6b</text:p>
          </table:table-cell>
          <table:table-cell table:style-name="ce12" table:number-columns-repeated="12"/>
          <table:table-cell table:style-name="ce73" table:formula="of:=IF(SUM([.C53:.L53])+SUM([.O53:.Z5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D6</text:p>
          </table:table-cell>
          <table:table-cell table:style-name="ce7" office:value-type="string" calcext:value-type="string">
            <text:p>ADC0_SE7b SPI1_MOSI UART0_RX SPI1_MISO ADC0_SE7b</text:p>
          </table:table-cell>
          <table:table-cell table:style-name="ce12" table:number-columns-repeated="10"/>
          <table:table-cell table:style-name="ce17" table:formula="of:=[.A54]" office:value-type="string" office:string-value="PTD6" calcext:value-type="string">
            <text:p>PTD6</text:p>
          </table:table-cell>
          <table:table-cell table:style-name="ce20" table:formula="of:=[.B54]" office:value-type="string" office:string-value="ADC0_SE7b SPI1_MOSI UART0_R1 SPI1_MISO ADC0_SE7b" calcext:value-type="string">
            <text:p>ADC0_SE7b SPI1_MOSI UART0_R1 SPI1_MISO ADC0_SE7b</text:p>
          </table:table-cell>
          <table:table-cell table:style-name="ce12" table:number-columns-repeated="12"/>
          <table:table-cell table:style-name="ce74" table:formula="of:=IF(SUM([.C54:.L54])+SUM([.O54:.Z5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D7</text:p>
          </table:table-cell>
          <table:table-cell table:style-name="ce7" office:value-type="string" calcext:value-type="string">
            <text:p>SPI1_MISO UART0_TX SPI1_MOSI DISABLED</text:p>
          </table:table-cell>
          <table:table-cell table:style-name="ce12" table:number-columns-repeated="10"/>
          <table:table-cell table:style-name="ce17" table:formula="of:=[.A55]" office:value-type="string" office:string-value="PTD7" calcext:value-type="string">
            <text:p>PTD7</text:p>
          </table:table-cell>
          <table:table-cell table:style-name="ce20" table:formula="of:=[.B55]" office:value-type="string" office:string-value="SPI1_MISO UART0_T1 SPI1_MOSI DISABLED" calcext:value-type="string">
            <text:p>SPI1_MISO UART0_T1 SPI1_MOSI DISABLED</text:p>
          </table:table-cell>
          <table:table-cell table:style-name="ce12" table:number-columns-repeated="12"/>
          <table:table-cell table:style-name="ce75" table:formula="of:=IF(SUM([.C55:.L55])+SUM([.O55:.Z5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6"/>
          <table:table-cell table:style-name="ce10" table:formula="of:=[.C1]" office:value-type="string" office:string-value="RST" calcext:value-type="string">
            <text:p>RST</text:p>
          </table:table-cell>
          <table:table-cell table:style-name="ce10" table:formula="of:=[.D1]" office:value-type="string" office:string-value="ADC" calcext:value-type="string">
            <text:p>ADC</text:p>
          </table:table-cell>
          <table:table-cell table:style-name="ce10" table:formula="of:=[.E1]" office:value-type="string" office:string-value="EN" calcext:value-type="string">
            <text:p>EN</text:p>
          </table:table-cell>
          <table:table-cell table:style-name="ce10" table:formula="of:=[.F1]" office:value-type="string" office:string-value="IO16" calcext:value-type="string">
            <text:p>IO16</text:p>
          </table:table-cell>
          <table:table-cell table:style-name="ce10" table:formula="of:=[.G1]" office:value-type="string" office:string-value="IO14" calcext:value-type="string">
            <text:p>IO14</text:p>
          </table:table-cell>
          <table:table-cell table:style-name="ce10" table:formula="of:=[.H1]" office:value-type="string" office:string-value="IO12" calcext:value-type="string">
            <text:p>IO12</text:p>
          </table:table-cell>
          <table:table-cell table:style-name="ce10" table:formula="of:=[.I1]" office:value-type="string" office:string-value="IO13" calcext:value-type="string">
            <text:p>IO13</text:p>
          </table:table-cell>
          <table:table-cell table:style-name="ce10" table:formula="of:=[.J1]" office:value-type="string" office:string-value="VCC" calcext:value-type="string">
            <text:p>VCC</text:p>
          </table:table-cell>
          <table:table-cell table:style-name="ce10" table:formula="of:=[.K1]" office:value-type="string" office:string-value="CS0" calcext:value-type="string">
            <text:p>CS0</text:p>
          </table:table-cell>
          <table:table-cell table:style-name="ce10" table:formula="of:=[.L1]" office:value-type="string" office:string-value="MISO" calcext:value-type="string">
            <text:p>MISO</text:p>
          </table:table-cell>
          <table:table-cell table:style-name="ce12" table:number-columns-repeated="2"/>
          <table:table-cell table:style-name="ce10" table:formula="of:=[.O1]" office:value-type="string" office:string-value="IO9" calcext:value-type="string">
            <text:p>IO9</text:p>
          </table:table-cell>
          <table:table-cell table:style-name="ce10" table:formula="of:=[.P1]" office:value-type="string" office:string-value="IO10" calcext:value-type="string">
            <text:p>IO10</text:p>
          </table:table-cell>
          <table:table-cell table:style-name="ce10" table:formula="of:=[.Q1]" office:value-type="string" office:string-value="MOSI" calcext:value-type="string">
            <text:p>MOSI</text:p>
          </table:table-cell>
          <table:table-cell table:style-name="ce10" table:formula="of:=[.R1]" office:value-type="string" office:string-value="SCLK" calcext:value-type="string">
            <text:p>SCLK</text:p>
          </table:table-cell>
          <table:table-cell table:style-name="ce10" table:formula="of:=[.S1]" office:value-type="string" office:string-value="GND" calcext:value-type="string">
            <text:p>GND</text:p>
          </table:table-cell>
          <table:table-cell table:style-name="ce10" table:formula="of:=[.T1]" office:value-type="string" office:string-value="IO15" calcext:value-type="string">
            <text:p>IO15</text:p>
          </table:table-cell>
          <table:table-cell table:style-name="ce10" table:formula="of:=[.U1]" office:value-type="string" office:string-value="IO2" calcext:value-type="string">
            <text:p>IO2</text:p>
          </table:table-cell>
          <table:table-cell table:style-name="ce10" table:formula="of:=[.V1]" office:value-type="string" office:string-value="IO0" calcext:value-type="string">
            <text:p>IO0</text:p>
          </table:table-cell>
          <table:table-cell table:style-name="ce10" table:formula="of:=[.W1]" office:value-type="string" office:string-value="IO4" calcext:value-type="string">
            <text:p>IO4</text:p>
          </table:table-cell>
          <table:table-cell table:style-name="ce10" table:formula="of:=[.X1]" office:value-type="string" office:string-value="IO5" calcext:value-type="string">
            <text:p>IO5</text:p>
          </table:table-cell>
          <table:table-cell table:style-name="ce10" table:formula="of:=[.Y1]" office:value-type="string" office:string-value="RXD" calcext:value-type="string">
            <text:p>RXD</text:p>
          </table:table-cell>
          <table:table-cell table:style-name="ce10" table:formula="of:=[.Z1]" office:value-type="string" office:string-value="TXD" calcext:value-type="string">
            <text:p>TXD</text:p>
          </table:table-cell>
          <table:table-cell table:style-name="ce12"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CONEXÕES:</text:p>
          </table:table-cell>
          <table:table-cell table:style-name="ce13" table:formula="of:=OFFSET([.$A$3];MATCH(1;[.C3:.C55];0)-1;0)" office:value-type="string" office:string-value="PTE5" calcext:value-type="string">
            <text:p>PTE5</text:p>
          </table:table-cell>
          <table:table-cell table:style-name="ce13" table:formula="of:=OFFSET([.$A$3];MATCH(1;[.D3:.D55];0)-1;0)" office:value-type="string" office:string-value="" calcext:value-type="error">
            <text:p>#N/A</text:p>
          </table:table-cell>
          <table:table-cell table:style-name="ce13" table:formula="of:=OFFSET([.$A$3];MATCH(1;[.E3:.E55];0)-1;0)" office:value-type="string" office:string-value="PTE31" calcext:value-type="string">
            <text:p>PTE31</text:p>
          </table:table-cell>
          <table:table-cell table:style-name="ce13" table:formula="of:=OFFSET([.$A$3];MATCH(1;[.F3:.F55];0)-1;0)" office:value-type="string" office:string-value="PTA12" calcext:value-type="string">
            <text:p>PTA12</text:p>
          </table:table-cell>
          <table:table-cell table:style-name="ce13" table:formula="of:=OFFSET([.$A$3];MATCH(1;[.G3:.G55];0)-1;0)" office:value-type="string" office:string-value="PTC5" calcext:value-type="string">
            <text:p>PTC5</text:p>
          </table:table-cell>
          <table:table-cell table:style-name="ce13" table:formula="of:=OFFSET([.$A$3];MATCH(1;[.H3:.H55];0)-1;0)" office:value-type="string" office:string-value="PTA17" calcext:value-type="string">
            <text:p>PTA17</text:p>
          </table:table-cell>
          <table:table-cell table:style-name="ce13" table:formula="of:=OFFSET([.$A$3];MATCH(1;[.I3:.I55];0)-1;0)" office:value-type="string" office:string-value="PTA16" calcext:value-type="string">
            <text:p>PTA16</text:p>
          </table:table-cell>
          <table:table-cell table:style-name="ce13" table:formula="of:=OFFSET([.$A$3];MATCH(1;[.J3:.J55];0)-1;0)" office:value-type="string" office:string-value="" calcext:value-type="error">
            <text:p>#N/A</text:p>
          </table:table-cell>
          <table:table-cell table:style-name="ce13" table:formula="of:=OFFSET([.$A$3];MATCH(1;[.K3:.K55];0)-1;0)" office:value-type="string" office:string-value="PTE4" calcext:value-type="string">
            <text:p>PTE4</text:p>
          </table:table-cell>
          <table:table-cell table:style-name="ce13" table:formula="of:=OFFSET([.$A$3];MATCH(1;[.L3:.L55];0)-1;0)" office:value-type="string" office:string-value="PTE3" calcext:value-type="string">
            <text:p>PTE3</text:p>
          </table:table-cell>
          <table:table-cell table:style-name="ce15"/>
          <table:table-cell table:style-name="ce16"/>
          <table:table-cell table:style-name="ce13" table:formula="of:=OFFSET([.$A$3];MATCH(1;[.O3:.O55];0)-1;0)" office:value-type="string" office:string-value="PTA13" calcext:value-type="string">
            <text:p>PTA13</text:p>
          </table:table-cell>
          <table:table-cell table:style-name="ce13" table:formula="of:=OFFSET([.$A$3];MATCH(1;[.P3:.P55];0)-1;0)" office:value-type="string" office:string-value="PTB9" calcext:value-type="string">
            <text:p>PTB9</text:p>
          </table:table-cell>
          <table:table-cell table:style-name="ce13" table:formula="of:=OFFSET([.$A$3];MATCH(1;[.Q3:.Q55];0)-1;0)" office:value-type="string" office:string-value="PTE1" calcext:value-type="string">
            <text:p>PTE1</text:p>
          </table:table-cell>
          <table:table-cell table:style-name="ce13" table:formula="of:=OFFSET([.$A$3];MATCH(1;[.R3:.R55];0)-1;0)" office:value-type="string" office:string-value="PTE2" calcext:value-type="string">
            <text:p>PTE2</text:p>
          </table:table-cell>
          <table:table-cell table:style-name="ce13" table:formula="of:=OFFSET([.$A$3];MATCH(1;[.S3:.S55];0)-1;0)" office:value-type="string" office:string-value="" calcext:value-type="error">
            <text:p>#N/A</text:p>
          </table:table-cell>
          <table:table-cell table:style-name="ce13" table:formula="of:=OFFSET([.$A$3];MATCH(1;[.T3:.T55];0)-1;0)" office:value-type="string" office:string-value="PTC4" calcext:value-type="string">
            <text:p>PTC4</text:p>
          </table:table-cell>
          <table:table-cell table:style-name="ce13" table:formula="of:=OFFSET([.$A$3];MATCH(1;[.U3:.U55];0)-1;0)" office:value-type="string" office:string-value="PTC3" calcext:value-type="string">
            <text:p>PTC3</text:p>
          </table:table-cell>
          <table:table-cell table:style-name="ce13" table:formula="of:=OFFSET([.$A$3];MATCH(1;[.V3:.V55];0)-1;0)" office:value-type="string" office:string-value="PTB10" calcext:value-type="string">
            <text:p>PTB10</text:p>
          </table:table-cell>
          <table:table-cell table:style-name="ce13" table:formula="of:=OFFSET([.$A$3];MATCH(1;[.W3:.W55];0)-1;0)" office:value-type="string" office:string-value="PTB11" calcext:value-type="string">
            <text:p>PTB11</text:p>
          </table:table-cell>
          <table:table-cell table:style-name="ce13" table:formula="of:=OFFSET([.$A$3];MATCH(1;[.X3:.X55];0)-1;0)" office:value-type="string" office:string-value="PTC16" calcext:value-type="string">
            <text:p>PTC16</text:p>
          </table:table-cell>
          <table:table-cell table:style-name="ce13" table:formula="of:=OFFSET([.$A$3];MATCH(1;[.Y3:.Y55];0)-1;0)" office:value-type="string" office:string-value="PTA2" calcext:value-type="string">
            <text:p>PTA2</text:p>
          </table:table-cell>
          <table:table-cell table:style-name="ce13" table:formula="of:=OFFSET([.$A$3];MATCH(1;[.Z3:.Z55];0)-1;0)" office:value-type="string" office:string-value="PTA1" calcext:value-type="string">
            <text:p>PTA1</text:p>
          </table:table-cell>
          <table:table-cell table:style-name="ce12" table:number-columns-repeated="998"/>
        </table:table-row>
        <table:table-row table:style-name="ro1">
          <table:table-cell table:number-columns-repeated="2"/>
          <table:table-cell table:style-name="ce14" table:formula="of:=IF(SUM([.C3:.C55])&gt;1;&quot;duplicidade!&quot;;&quot;ok&quot;)" office:value-type="string" office:string-value="ok" calcext:value-type="string">
            <text:p>ok</text:p>
          </table:table-cell>
          <table:table-cell table:style-name="ce14" table:formula="of:=IF(SUM([.D3:.D55])&gt;1;&quot;duplicidade!&quot;;&quot;ok&quot;)" office:value-type="string" office:string-value="ok" calcext:value-type="string">
            <text:p>ok</text:p>
          </table:table-cell>
          <table:table-cell table:style-name="ce14" table:formula="of:=IF(SUM([.E3:.E55])&gt;1;&quot;duplicidade!&quot;;&quot;ok&quot;)" office:value-type="string" office:string-value="ok" calcext:value-type="string">
            <text:p>ok</text:p>
          </table:table-cell>
          <table:table-cell table:style-name="ce14" table:formula="of:=IF(SUM([.F3:.F55])&gt;1;&quot;duplicidade!&quot;;&quot;ok&quot;)" office:value-type="string" office:string-value="ok" calcext:value-type="string">
            <text:p>ok</text:p>
          </table:table-cell>
          <table:table-cell table:style-name="ce14" table:formula="of:=IF(SUM([.G3:.G55])&gt;1;&quot;duplicidade!&quot;;&quot;ok&quot;)" office:value-type="string" office:string-value="ok" calcext:value-type="string">
            <text:p>ok</text:p>
          </table:table-cell>
          <table:table-cell table:style-name="ce14" table:formula="of:=IF(SUM([.H3:.H55])&gt;1;&quot;duplicidade!&quot;;&quot;ok&quot;)" office:value-type="string" office:string-value="ok" calcext:value-type="string">
            <text:p>ok</text:p>
          </table:table-cell>
          <table:table-cell table:style-name="ce14" table:formula="of:=IF(SUM([.I3:.I55])&gt;1;&quot;duplicidade!&quot;;&quot;ok&quot;)" office:value-type="string" office:string-value="ok" calcext:value-type="string">
            <text:p>ok</text:p>
          </table:table-cell>
          <table:table-cell table:style-name="ce14" table:formula="of:=IF(SUM([.J3:.J55])&gt;1;&quot;duplicidade!&quot;;&quot;ok&quot;)" office:value-type="string" office:string-value="ok" calcext:value-type="string">
            <text:p>ok</text:p>
          </table:table-cell>
          <table:table-cell table:style-name="ce14" table:formula="of:=IF(SUM([.K3:.K55])&gt;1;&quot;duplicidade!&quot;;&quot;ok&quot;)" office:value-type="string" office:string-value="ok" calcext:value-type="string">
            <text:p>ok</text:p>
          </table:table-cell>
          <table:table-cell table:style-name="ce14" table:formula="of:=IF(SUM([.L3:.L55])&gt;1;&quot;duplicidade!&quot;;&quot;ok&quot;)" office:value-type="string" office:string-value="ok" calcext:value-type="string">
            <text:p>ok</text:p>
          </table:table-cell>
          <table:table-cell table:style-name="ce18"/>
          <table:table-cell table:style-name="ce21"/>
          <table:table-cell table:style-name="ce14" table:formula="of:=IF(SUM([.O3:.O55])&gt;1;&quot;duplicidade!&quot;;&quot;ok&quot;)" office:value-type="string" office:string-value="ok" calcext:value-type="string">
            <text:p>ok</text:p>
          </table:table-cell>
          <table:table-cell table:style-name="ce14" table:formula="of:=IF(SUM([.P3:.P55])&gt;1;&quot;duplicidade!&quot;;&quot;ok&quot;)" office:value-type="string" office:string-value="ok" calcext:value-type="string">
            <text:p>ok</text:p>
          </table:table-cell>
          <table:table-cell table:style-name="ce14" table:formula="of:=IF(SUM([.Q3:.Q55])&gt;1;&quot;duplicidade!&quot;;&quot;ok&quot;)" office:value-type="string" office:string-value="ok" calcext:value-type="string">
            <text:p>ok</text:p>
          </table:table-cell>
          <table:table-cell table:style-name="ce14" table:formula="of:=IF(SUM([.R3:.R55])&gt;1;&quot;duplicidade!&quot;;&quot;ok&quot;)" office:value-type="string" office:string-value="ok" calcext:value-type="string">
            <text:p>ok</text:p>
          </table:table-cell>
          <table:table-cell table:style-name="ce14" table:formula="of:=IF(SUM([.S3:.S55])&gt;1;&quot;duplicidade!&quot;;&quot;ok&quot;)" office:value-type="string" office:string-value="ok" calcext:value-type="string">
            <text:p>ok</text:p>
          </table:table-cell>
          <table:table-cell table:style-name="ce14" table:formula="of:=IF(SUM([.T3:.T55])&gt;1;&quot;duplicidade!&quot;;&quot;ok&quot;)" office:value-type="string" office:string-value="ok" calcext:value-type="string">
            <text:p>ok</text:p>
          </table:table-cell>
          <table:table-cell table:style-name="ce14" table:formula="of:=IF(SUM([.U3:.U55])&gt;1;&quot;duplicidade!&quot;;&quot;ok&quot;)" office:value-type="string" office:string-value="ok" calcext:value-type="string">
            <text:p>ok</text:p>
          </table:table-cell>
          <table:table-cell table:style-name="ce14" table:formula="of:=IF(SUM([.V3:.V55])&gt;1;&quot;duplicidade!&quot;;&quot;ok&quot;)" office:value-type="string" office:string-value="ok" calcext:value-type="string">
            <text:p>ok</text:p>
          </table:table-cell>
          <table:table-cell table:style-name="ce14" table:formula="of:=IF(SUM([.W3:.W55])&gt;1;&quot;duplicidade!&quot;;&quot;ok&quot;)" office:value-type="string" office:string-value="ok" calcext:value-type="string">
            <text:p>ok</text:p>
          </table:table-cell>
          <table:table-cell table:style-name="ce14" table:formula="of:=IF(SUM([.X3:.X55])&gt;1;&quot;duplicidade!&quot;;&quot;ok&quot;)" office:value-type="string" office:string-value="ok" calcext:value-type="string">
            <text:p>ok</text:p>
          </table:table-cell>
          <table:table-cell table:style-name="ce14" table:formula="of:=IF(SUM([.Y3:.Y55])&gt;1;&quot;duplicidade!&quot;;&quot;ok&quot;)" office:value-type="string" office:string-value="ok" calcext:value-type="string">
            <text:p>ok</text:p>
          </table:table-cell>
          <table:table-cell table:style-name="ce14" table:formula="of:=IF(SUM([.Z3:.Z55])&gt;1;&quot;duplicidade!&quot;;&quot;ok&quot;)" office:value-type="string" office:string-value="ok" calcext:value-type="string">
            <text:p>ok</text:p>
          </table:table-cell>
          <table:table-cell table:number-columns-repeated="99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58:Sheet1.Z58">
            <calcext:condition calcext:apply-style-name="Untitled1" calcext:value="=&quot;duplicidade!&quot;" calcext:base-cell-address="Sheet1.C58"/>
          </calcext:conditional-format>
          <calcext:conditional-format calcext:target-range-address="Sheet1.AA3:Sheet1.AA3">
            <calcext:condition calcext:apply-style-name="Untitled1" calcext:value="=&quot;duplicidade!&quot;" calcext:base-cell-address="Sheet1.AA3"/>
          </calcext:conditional-format>
          <calcext:conditional-format calcext:target-range-address="Sheet1.AA4:Sheet1.AA4">
            <calcext:condition calcext:apply-style-name="Untitled1" calcext:value="=&quot;duplicidade!&quot;" calcext:base-cell-address="Sheet1.AA3"/>
          </calcext:conditional-format>
          <calcext:conditional-format calcext:target-range-address="Sheet1.AA5:Sheet1.AA5">
            <calcext:condition calcext:apply-style-name="Untitled1" calcext:value="=&quot;duplicidade!&quot;" calcext:base-cell-address="Sheet1.AA3"/>
          </calcext:conditional-format>
          <calcext:conditional-format calcext:target-range-address="Sheet1.AA6:Sheet1.AA6">
            <calcext:condition calcext:apply-style-name="Untitled1" calcext:value="=&quot;duplicidade!&quot;" calcext:base-cell-address="Sheet1.AA3"/>
          </calcext:conditional-format>
          <calcext:conditional-format calcext:target-range-address="Sheet1.AA7:Sheet1.AA7">
            <calcext:condition calcext:apply-style-name="Untitled1" calcext:value="=&quot;duplicidade!&quot;" calcext:base-cell-address="Sheet1.AA3"/>
          </calcext:conditional-format>
          <calcext:conditional-format calcext:target-range-address="Sheet1.AA8:Sheet1.AA8">
            <calcext:condition calcext:apply-style-name="Untitled1" calcext:value="=&quot;duplicidade!&quot;" calcext:base-cell-address="Sheet1.AA3"/>
          </calcext:conditional-format>
          <calcext:conditional-format calcext:target-range-address="Sheet1.AA9:Sheet1.AA9">
            <calcext:condition calcext:apply-style-name="Untitled1" calcext:value="=&quot;duplicidade!&quot;" calcext:base-cell-address="Sheet1.AA3"/>
          </calcext:conditional-format>
          <calcext:conditional-format calcext:target-range-address="Sheet1.AA10:Sheet1.AA10">
            <calcext:condition calcext:apply-style-name="Untitled1" calcext:value="=&quot;duplicidade!&quot;" calcext:base-cell-address="Sheet1.AA3"/>
          </calcext:conditional-format>
          <calcext:conditional-format calcext:target-range-address="Sheet1.AA11:Sheet1.AA11">
            <calcext:condition calcext:apply-style-name="Untitled1" calcext:value="=&quot;duplicidade!&quot;" calcext:base-cell-address="Sheet1.AA3"/>
          </calcext:conditional-format>
          <calcext:conditional-format calcext:target-range-address="Sheet1.AA12:Sheet1.AA12">
            <calcext:condition calcext:apply-style-name="Untitled1" calcext:value="=&quot;duplicidade!&quot;" calcext:base-cell-address="Sheet1.AA3"/>
          </calcext:conditional-format>
          <calcext:conditional-format calcext:target-range-address="Sheet1.AA13:Sheet1.AA13">
            <calcext:condition calcext:apply-style-name="Untitled1" calcext:value="=&quot;duplicidade!&quot;" calcext:base-cell-address="Sheet1.AA3"/>
          </calcext:conditional-format>
          <calcext:conditional-format calcext:target-range-address="Sheet1.AA14:Sheet1.AA14">
            <calcext:condition calcext:apply-style-name="Untitled1" calcext:value="=&quot;duplicidade!&quot;" calcext:base-cell-address="Sheet1.AA3"/>
          </calcext:conditional-format>
          <calcext:conditional-format calcext:target-range-address="Sheet1.AA15:Sheet1.AA15">
            <calcext:condition calcext:apply-style-name="Untitled1" calcext:value="=&quot;duplicidade!&quot;" calcext:base-cell-address="Sheet1.AA3"/>
          </calcext:conditional-format>
          <calcext:conditional-format calcext:target-range-address="Sheet1.AA16:Sheet1.AA16">
            <calcext:condition calcext:apply-style-name="Untitled1" calcext:value="=&quot;duplicidade!&quot;" calcext:base-cell-address="Sheet1.AA3"/>
          </calcext:conditional-format>
          <calcext:conditional-format calcext:target-range-address="Sheet1.AA17:Sheet1.AA17">
            <calcext:condition calcext:apply-style-name="Untitled1" calcext:value="=&quot;duplicidade!&quot;" calcext:base-cell-address="Sheet1.AA3"/>
          </calcext:conditional-format>
          <calcext:conditional-format calcext:target-range-address="Sheet1.AA18:Sheet1.AA18">
            <calcext:condition calcext:apply-style-name="Untitled1" calcext:value="=&quot;duplicidade!&quot;" calcext:base-cell-address="Sheet1.AA3"/>
          </calcext:conditional-format>
          <calcext:conditional-format calcext:target-range-address="Sheet1.AA19:Sheet1.AA19">
            <calcext:condition calcext:apply-style-name="Untitled1" calcext:value="=&quot;duplicidade!&quot;" calcext:base-cell-address="Sheet1.AA3"/>
          </calcext:conditional-format>
          <calcext:conditional-format calcext:target-range-address="Sheet1.AA20:Sheet1.AA20">
            <calcext:condition calcext:apply-style-name="Untitled1" calcext:value="=&quot;duplicidade!&quot;" calcext:base-cell-address="Sheet1.AA3"/>
          </calcext:conditional-format>
          <calcext:conditional-format calcext:target-range-address="Sheet1.AA21:Sheet1.AA21">
            <calcext:condition calcext:apply-style-name="Untitled1" calcext:value="=&quot;duplicidade!&quot;" calcext:base-cell-address="Sheet1.AA3"/>
          </calcext:conditional-format>
          <calcext:conditional-format calcext:target-range-address="Sheet1.AA22:Sheet1.AA22">
            <calcext:condition calcext:apply-style-name="Untitled1" calcext:value="=&quot;duplicidade!&quot;" calcext:base-cell-address="Sheet1.AA3"/>
          </calcext:conditional-format>
          <calcext:conditional-format calcext:target-range-address="Sheet1.AA23:Sheet1.AA23">
            <calcext:condition calcext:apply-style-name="Untitled1" calcext:value="=&quot;duplicidade!&quot;" calcext:base-cell-address="Sheet1.AA3"/>
          </calcext:conditional-format>
          <calcext:conditional-format calcext:target-range-address="Sheet1.AA24:Sheet1.AA24">
            <calcext:condition calcext:apply-style-name="Untitled1" calcext:value="=&quot;duplicidade!&quot;" calcext:base-cell-address="Sheet1.AA3"/>
          </calcext:conditional-format>
          <calcext:conditional-format calcext:target-range-address="Sheet1.AA25:Sheet1.AA25">
            <calcext:condition calcext:apply-style-name="Untitled1" calcext:value="=&quot;duplicidade!&quot;" calcext:base-cell-address="Sheet1.AA3"/>
          </calcext:conditional-format>
          <calcext:conditional-format calcext:target-range-address="Sheet1.AA26:Sheet1.AA26">
            <calcext:condition calcext:apply-style-name="Untitled1" calcext:value="=&quot;duplicidade!&quot;" calcext:base-cell-address="Sheet1.AA3"/>
          </calcext:conditional-format>
          <calcext:conditional-format calcext:target-range-address="Sheet1.AA27:Sheet1.AA27">
            <calcext:condition calcext:apply-style-name="Untitled1" calcext:value="=&quot;duplicidade!&quot;" calcext:base-cell-address="Sheet1.AA3"/>
          </calcext:conditional-format>
          <calcext:conditional-format calcext:target-range-address="Sheet1.AA28:Sheet1.AA28">
            <calcext:condition calcext:apply-style-name="Untitled1" calcext:value="=&quot;duplicidade!&quot;" calcext:base-cell-address="Sheet1.AA3"/>
          </calcext:conditional-format>
          <calcext:conditional-format calcext:target-range-address="Sheet1.AA29:Sheet1.AA29">
            <calcext:condition calcext:apply-style-name="Untitled1" calcext:value="=&quot;duplicidade!&quot;" calcext:base-cell-address="Sheet1.AA3"/>
          </calcext:conditional-format>
          <calcext:conditional-format calcext:target-range-address="Sheet1.AA30:Sheet1.AA30">
            <calcext:condition calcext:apply-style-name="Untitled1" calcext:value="=&quot;duplicidade!&quot;" calcext:base-cell-address="Sheet1.AA3"/>
          </calcext:conditional-format>
          <calcext:conditional-format calcext:target-range-address="Sheet1.AA31:Sheet1.AA31">
            <calcext:condition calcext:apply-style-name="Untitled1" calcext:value="=&quot;duplicidade!&quot;" calcext:base-cell-address="Sheet1.AA3"/>
          </calcext:conditional-format>
          <calcext:conditional-format calcext:target-range-address="Sheet1.AA32:Sheet1.AA32">
            <calcext:condition calcext:apply-style-name="Untitled1" calcext:value="=&quot;duplicidade!&quot;" calcext:base-cell-address="Sheet1.AA3"/>
          </calcext:conditional-format>
          <calcext:conditional-format calcext:target-range-address="Sheet1.AA33:Sheet1.AA33">
            <calcext:condition calcext:apply-style-name="Untitled1" calcext:value="=&quot;duplicidade!&quot;" calcext:base-cell-address="Sheet1.AA3"/>
          </calcext:conditional-format>
          <calcext:conditional-format calcext:target-range-address="Sheet1.AA34:Sheet1.AA34">
            <calcext:condition calcext:apply-style-name="Untitled1" calcext:value="=&quot;duplicidade!&quot;" calcext:base-cell-address="Sheet1.AA3"/>
          </calcext:conditional-format>
          <calcext:conditional-format calcext:target-range-address="Sheet1.AA35:Sheet1.AA35">
            <calcext:condition calcext:apply-style-name="Untitled1" calcext:value="=&quot;duplicidade!&quot;" calcext:base-cell-address="Sheet1.AA3"/>
          </calcext:conditional-format>
          <calcext:conditional-format calcext:target-range-address="Sheet1.AA36:Sheet1.AA36">
            <calcext:condition calcext:apply-style-name="Untitled1" calcext:value="=&quot;duplicidade!&quot;" calcext:base-cell-address="Sheet1.AA3"/>
          </calcext:conditional-format>
          <calcext:conditional-format calcext:target-range-address="Sheet1.AA37:Sheet1.AA37">
            <calcext:condition calcext:apply-style-name="Untitled1" calcext:value="=&quot;duplicidade!&quot;" calcext:base-cell-address="Sheet1.AA3"/>
          </calcext:conditional-format>
          <calcext:conditional-format calcext:target-range-address="Sheet1.AA38:Sheet1.AA38">
            <calcext:condition calcext:apply-style-name="Untitled1" calcext:value="=&quot;duplicidade!&quot;" calcext:base-cell-address="Sheet1.AA3"/>
          </calcext:conditional-format>
          <calcext:conditional-format calcext:target-range-address="Sheet1.AA39:Sheet1.AA39">
            <calcext:condition calcext:apply-style-name="Untitled1" calcext:value="=&quot;duplicidade!&quot;" calcext:base-cell-address="Sheet1.AA3"/>
          </calcext:conditional-format>
          <calcext:conditional-format calcext:target-range-address="Sheet1.AA40:Sheet1.AA40">
            <calcext:condition calcext:apply-style-name="Untitled1" calcext:value="=&quot;duplicidade!&quot;" calcext:base-cell-address="Sheet1.AA3"/>
          </calcext:conditional-format>
          <calcext:conditional-format calcext:target-range-address="Sheet1.AA41:Sheet1.AA41">
            <calcext:condition calcext:apply-style-name="Untitled1" calcext:value="=&quot;duplicidade!&quot;" calcext:base-cell-address="Sheet1.AA3"/>
          </calcext:conditional-format>
          <calcext:conditional-format calcext:target-range-address="Sheet1.AA42:Sheet1.AA42">
            <calcext:condition calcext:apply-style-name="Untitled1" calcext:value="=&quot;duplicidade!&quot;" calcext:base-cell-address="Sheet1.AA3"/>
          </calcext:conditional-format>
          <calcext:conditional-format calcext:target-range-address="Sheet1.AA43:Sheet1.AA43">
            <calcext:condition calcext:apply-style-name="Untitled1" calcext:value="=&quot;duplicidade!&quot;" calcext:base-cell-address="Sheet1.AA3"/>
          </calcext:conditional-format>
          <calcext:conditional-format calcext:target-range-address="Sheet1.AA44:Sheet1.AA44">
            <calcext:condition calcext:apply-style-name="Untitled1" calcext:value="=&quot;duplicidade!&quot;" calcext:base-cell-address="Sheet1.AA3"/>
          </calcext:conditional-format>
          <calcext:conditional-format calcext:target-range-address="Sheet1.AA45:Sheet1.AA45">
            <calcext:condition calcext:apply-style-name="Untitled1" calcext:value="=&quot;duplicidade!&quot;" calcext:base-cell-address="Sheet1.AA3"/>
          </calcext:conditional-format>
          <calcext:conditional-format calcext:target-range-address="Sheet1.AA46:Sheet1.AA46">
            <calcext:condition calcext:apply-style-name="Untitled1" calcext:value="=&quot;duplicidade!&quot;" calcext:base-cell-address="Sheet1.AA3"/>
          </calcext:conditional-format>
          <calcext:conditional-format calcext:target-range-address="Sheet1.AA47:Sheet1.AA47">
            <calcext:condition calcext:apply-style-name="Untitled1" calcext:value="=&quot;duplicidade!&quot;" calcext:base-cell-address="Sheet1.AA3"/>
          </calcext:conditional-format>
          <calcext:conditional-format calcext:target-range-address="Sheet1.AA48:Sheet1.AA48">
            <calcext:condition calcext:apply-style-name="Untitled1" calcext:value="=&quot;duplicidade!&quot;" calcext:base-cell-address="Sheet1.AA3"/>
          </calcext:conditional-format>
          <calcext:conditional-format calcext:target-range-address="Sheet1.AA49:Sheet1.AA49">
            <calcext:condition calcext:apply-style-name="Untitled1" calcext:value="=&quot;duplicidade!&quot;" calcext:base-cell-address="Sheet1.AA3"/>
          </calcext:conditional-format>
          <calcext:conditional-format calcext:target-range-address="Sheet1.AA50:Sheet1.AA50">
            <calcext:condition calcext:apply-style-name="Untitled1" calcext:value="=&quot;duplicidade!&quot;" calcext:base-cell-address="Sheet1.AA3"/>
          </calcext:conditional-format>
          <calcext:conditional-format calcext:target-range-address="Sheet1.AA51:Sheet1.AA51">
            <calcext:condition calcext:apply-style-name="Untitled1" calcext:value="=&quot;duplicidade!&quot;" calcext:base-cell-address="Sheet1.AA3"/>
          </calcext:conditional-format>
          <calcext:conditional-format calcext:target-range-address="Sheet1.AA52:Sheet1.AA52">
            <calcext:condition calcext:apply-style-name="Untitled1" calcext:value="=&quot;duplicidade!&quot;" calcext:base-cell-address="Sheet1.AA3"/>
          </calcext:conditional-format>
          <calcext:conditional-format calcext:target-range-address="Sheet1.AA53:Sheet1.AA53">
            <calcext:condition calcext:apply-style-name="Untitled1" calcext:value="=&quot;duplicidade!&quot;" calcext:base-cell-address="Sheet1.AA3"/>
          </calcext:conditional-format>
          <calcext:conditional-format calcext:target-range-address="Sheet1.AA54:Sheet1.AA54">
            <calcext:condition calcext:apply-style-name="Untitled1" calcext:value="=&quot;duplicidade!&quot;" calcext:base-cell-address="Sheet1.AA3"/>
          </calcext:conditional-format>
          <calcext:conditional-format calcext:target-range-address="Sheet1.AA55:Sheet1.AA55">
            <calcext:condition calcext:apply-style-name="Untitled1" calcext:value="=&quot;duplicidade!&quot;" calcext:base-cell-address="Sheet1.A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7:18:19.507521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40:06.615388638</meta:creation-date>
    <dc:date>2016-09-07T17:19:50.373197825</dc:date>
    <meta:editing-duration>PT35M14S</meta:editing-duration>
    <meta:editing-cycles>10</meta:editing-cycles>
    <meta:generator>LibreOffice/5.1.5.2$Linux_X86_64 LibreOffice_project/10m0$Build-2</meta:generator>
    <meta:document-statistic meta:table-count="1" meta:cell-count="446" meta:object-count="0"/>
  </office:meta>
</office:document-meta>
</file>